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65381" officeooo:paragraph-rsid="000653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./push_swap 1 3 5 +9 20 -4 50 60 04 08</text:p>
      <text:p text:style-name="Standard"/>
      <text:p text:style-name="Standard">The program also works if you receive a single character list as a parameter</text:p>
      <text:p text:style-name="Standard"/>
      <text:p text:style-name="Standard"><text:s text:c="4"/>./push_swap "3 4 6 8 9 74 -56 +495"</text:p>
      <text:p text:style-name="Standard"/>
      <text:p text:style-name="Standard">The program should NOT work if it encounters another character</text:p>
      <text:p text:style-name="Standard"/>
      <text:p text:style-name="Standard">./push_swap 1 3 dog 35 80 -3</text:p>
      <text:p text:style-name="Standard"/>
      <text:p text:style-name="Standard">./push_swap a</text:p>
      <text:p text:style-name="Standard"/>
      <text:p text:style-name="Standard">./push_swap 1 2 3 5 67b778 947</text:p>
      <text:p text:style-name="Standard"/>
      <text:p text:style-name="Standard">./push_swap " 12 4 6 8 54fhd 4354"</text:p>
      <text:p text:style-name="Standard"/>
      <text:p text:style-name="Standard">./push_swap 1 -- <text:s text:c="3"/>45 32</text:p>
      <text:p text:style-name="Standard"/>
      <text:p text:style-name="Standard"><text:s text:c="8"/>these examples should return "Error\n"</text:p>
      <text:p text:style-name="Standard"/>
      <text:p text:style-name="Standard">The program should NOT work if it encounters a double number</text:p>
      <text:p text:style-name="Standard"/>
      <text:p text:style-name="Standard">./push_swap 1 3 58 9 3</text:p>
      <text:p text:style-name="Standard"/>
      <text:p text:style-name="Standard">./push_swap 3 03</text:p>
      <text:p text:style-name="Standard"/>
      <text:p text:style-name="Standard">./push_swap " 49 128 <text:s text:c="4"/>50 38 <text:s text:c="2"/>49"</text:p>
      <text:p text:style-name="Standard"/>
      <text:p text:style-name="Standard"><text:s text:c="4"/>these examples should return "Error\n"</text:p>
      <text:p text:style-name="Standard"/>
      <text:p text:style-name="Standard">./push_swap "95 99 -9 10 9"</text:p>
      <text:p text:style-name="Standard"/>
      <text:p text:style-name="Standard"><text:s text:c="8"/>this example should work because -9 &amp; 9 are not equal</text:p>
      <text:p text:style-name="Standard"/>
      <text:p text:style-name="Standard">The program should work with INT MAX &amp; INT MIN</text:p>
      <text:p text:style-name="Standard"/>
      <text:p text:style-name="Standard">./push_swap 2147483647 2 4 7</text:p>
      <text:p text:style-name="Standard"/>
      <text:p text:style-name="Standard">./push_swap 99 -2147483648 23 545</text:p>
      <text:p text:style-name="Standard"/>
      <text:p text:style-name="Standard">./push_swap "2147483647 843 56544 24394"</text:p>
      <text:p text:style-name="Standard"/>
      <text:p text:style-name="Standard"><text:s text:c="4"/>these examples should work and sort your list</text:p>
      <text:p text:style-name="Standard"/>
      <text:p text:style-name="Standard">./push_swap 54867543867438 3</text:p>
      <text:p text:style-name="Standard"/>
      <text:p text:style-name="Standard">./push_swap -2147483647765 4 5</text:p>
      <text:p text:style-name="Standard"/>
      <text:p text:style-name="Standard">./push_swap "214748364748385 28 47 29"</text:p>
      <text:p text:style-name="Standard"/>
      <text:p text:style-name="Standard"><text:s text:c="8"/>these examples should return "Error\n"</text:p>
      <text:p text:style-name="Standard"/>
      <text:p text:style-name="Standard"><text:soft-page-break/></text:p>
      <text:p text:style-name="P1"/>
      <text:p text:style-name="P1"/>
      <text:p text:style-name="P1">ARG="2 1 0";./push_swap $ARG | ./checker_linux $ARG</text:p>
      <text:p text:style-name="P1"/>
      <text:p text:style-name="P1">ARG="1 5 2 4 3";./push_swap $ARG | ./checker_linux $AR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5:53:46.457255127</meta:creation-date>
    <dc:date>2025-02-18T16:42:33.832303060</dc:date>
    <meta:editing-duration>PT18M5S</meta:editing-duration>
    <meta:editing-cycles>1</meta:editing-cycles>
    <meta:document-statistic meta:table-count="0" meta:image-count="0" meta:object-count="0" meta:page-count="2" meta:paragraph-count="28" meta:word-count="193" meta:character-count="1103" meta:non-whitespace-character-count="889"/>
    <meta:generator>LibreOffice/7.3.7.2$Linux_X86_64 LibreOffice_project/30$Build-2</meta:generator>
  </office:meta>
</office:document-meta>
</file>